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em_bfs</text:p>
          </table:table-cell>
          <table:table-cell office:value-type="string">
            <text:p>los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target-range-address="Sheet1.A2:Sheet1.B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8/10/2013</text:date>, <text:time>21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8-10T21:25:27</dc:date>
    <dc:creator>Stefan Ziegler</dc:creator>
    <meta:generator>OpenOffice.org/3.2$Unix OpenOffice.org_project/320m12$Build-9483</meta:generator>
    <meta:editing-duration>PT00H04M00S</meta:editing-duration>
    <meta:editing-cycles>2</meta:editing-cycles>
    <meta:document-statistic meta:table-count="1" meta:cell-count="426" meta:object-count="0"/>
  </office:meta>
</office:document-meta>
</file>